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2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4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5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>Rejath T M</text:span></text:p>
      <text:p text:style-name="P1"><text:span text:style-name="T2">Roll No 50</text:span></text:p>
      <text:p text:style-name="P1"><text:span text:style-name="T2">TCR18CS050</text:span></text:p>
      <text:p text:style-name="P1"><text:span text:style-name="T2">GECT CSE S5</text:span><text:span text:style-name="T3"/></text:p>
      <text:p text:style-name="P1"><text:span text:style-name="T3"/></text:p>
      <text:p text:style-name="P1"><text:span text:style-name="T4">Readme:</text:span><text:span text:style-name="T5"/></text:p>
      <text:p text:style-name="P1"><text:span text:style-name="T6">Contents of the mail: </text:span></text:p>
      <text:p text:style-name="P1"><text:span text:style-name="T7">exp1.sql- file containing sql commands of experiment 1.</text:span></text:p>
      <text:p text:style-name="P2"><text:span text:style-name="T7">exp2.sql- file containing sql commands of experiment 2.</text:span></text:p>
      <text:p text:style-name="P2"><text:span text:style-name="T8">Here i am using MySQL 8.0.21.0 on Windows 10</text:span></text:p>
      <text:p text:style-name="P2"><text:span text:style-name="T8"/></text:p>
      <text:p text:style-name="P2"><text:span text:style-name="T8">We can run the the batch script from terminal using the following command</text:span></text:p>
      <text:p text:style-name="P2"><text:span text:style-name="T9">$mysql -u (username) -p(password) &lt; (~/directory/batch.sql) </text:span></text:p>
      <text:p text:style-name="P2"><text:span text:style-name="T10">Then the batch will be executed.</text:span><text:span text:style-name="T11"/></text:p>
      <text:p text:style-name="P3"><text:span text:style-name="T12"/></text:p>
      <text:p text:style-name="P3"><text:span text:style-name="T13">exp1.sql<text:s/></text:span><text:span text:style-name="T14">contains DDL commands like<text:s/></text:span><text:span text:style-name="T15">CREATE,ALTER,DROP<text:s/></text:span><text:span text:style-name="T16">for creation, modification and deletion operations.<text:s/></text:span><text:span text:style-name="T17">exp2.sql<text:s/></text:span><text:span text:style-name="T18">contains DML commands<text:s/></text:span><text:span text:style-name="T19">INSERT,DELETE,UPDATE<text:s/></text:span><text:span text:style-name="T20">etc for insertion,deletion,updation operations,</text:span></text:p>
      <text:p text:style-name="P3"><text:span text:style-name="T20"/></text:p>
      <text:p text:style-name="P3"><text:span text:style-name="T21">SELECT,DESCRIBE<text:s/></text:span><text:span text:style-name="T22">commands are also used for getting output. </text:span></text:p>
      <text:p text:style-name="P3"><text:span text:style-name="T23"/></text:p>
      <text:p text:style-name="P3"><text:span text:style-name="T23"/></text:p>
      <text:p text:style-name="P3"><text:span text:style-name="T23"/></text:p>
      <text:p text:style-name="P3"><text:span text:style-name="T23"/></text:p>
      <text:p text:style-name="P3"><text:span text:style-name="T23"/></text:p>
      <text:p text:style-name="P3"><text:span text:style-name="T23"/></text:p>
      <text:p text:style-name="P3"><text:span text:style-name="T23"/></text:p>
      <text:p text:style-name="P3"><text:span text:style-name="T23"/></text:p>
      <text:p text:style-name="P3"><text:span text:style-name="T23"/></text:p>
      <text:p text:style-name="P3"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